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62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30" table:default-cell-style-name="Default"/>
        <table:table-row table:style-name="ro1" table:number-rows-repeated="3">
          <table:table-cell table:number-columns-repeated="32"/>
        </table:table-row>
        <table:table-row table:style-name="ro1">
          <table:table-cell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</table:table-row>
        <table:table-row table:style-name="ro1">
          <table:table-cell/>
          <table:table-cell table:style-name="ce1" office:value-type="string">
            <text:p>June</text:p>
          </table:table-cell>
          <table:table-cell table:style-name="ce1" table:formula="of:=IF(INT(RAND()*3)=0;&quot;R&quot;;IF(INT(RAND()*2)=0;&quot;S&quot;;&quot;C&quot;))" office:value-type="string" office:string-value="R">
            <text:p>R</text:p>
          </table:table-cell>
          <table:table-cell table:style-name="ce1" table:formula="of:=IF(INT(RAND()*3)=0;&quot;R&quot;;IF(INT(RAND()*2)=0;&quot;S&quot;;&quot;C&quot;))" office:value-type="string" office:string-value="R">
            <text:p>R</text:p>
          </table:table-cell>
          <table:table-cell table:style-name="ce1" table:formula="of:=IF(INT(RAND()*3)=0;&quot;R&quot;;IF(INT(RAND()*2)=0;&quot;S&quot;;&quot;C&quot;))" office:value-type="string" office:string-value="S">
            <text:p>S</text:p>
          </table:table-cell>
          <table:table-cell table:style-name="ce1" table:formula="of:=IF(INT(RAND()*3)=0;&quot;R&quot;;IF(INT(RAND()*2)=0;&quot;S&quot;;&quot;C&quot;))" office:value-type="string" office:string-value="R">
            <text:p>R</text:p>
          </table:table-cell>
          <table:table-cell table:style-name="ce1" table:formula="of:=IF(INT(RAND()*3)=0;&quot;R&quot;;IF(INT(RAND()*2)=0;&quot;S&quot;;&quot;C&quot;))" office:value-type="string" office:string-value="R">
            <text:p>R</text:p>
          </table:table-cell>
          <table:table-cell table:style-name="ce1" table:formula="of:=IF(INT(RAND()*3)=0;&quot;R&quot;;IF(INT(RAND()*2)=0;&quot;S&quot;;&quot;C&quot;))" office:value-type="string" office:string-value="R">
            <text:p>R</text:p>
          </table:table-cell>
          <table:table-cell table:style-name="ce1" table:formula="of:=IF(INT(RAND()*3)=0;&quot;R&quot;;IF(INT(RAND()*2)=0;&quot;S&quot;;&quot;C&quot;))" office:value-type="string" office:string-value="S">
            <text:p>S</text:p>
          </table:table-cell>
          <table:table-cell table:style-name="ce1" table:formula="of:=IF(INT(RAND()*3)=0;&quot;R&quot;;IF(INT(RAND()*2)=0;&quot;S&quot;;&quot;C&quot;))" office:value-type="string" office:string-value="R">
            <text:p>R</text:p>
          </table:table-cell>
          <table:table-cell table:style-name="ce1" table:formula="of:=IF(INT(RAND()*3)=0;&quot;R&quot;;IF(INT(RAND()*2)=0;&quot;S&quot;;&quot;C&quot;))" office:value-type="string" office:string-value="S">
            <text:p>S</text:p>
          </table:table-cell>
          <table:table-cell table:style-name="ce1" table:formula="of:=IF(INT(RAND()*3)=0;&quot;R&quot;;IF(INT(RAND()*2)=0;&quot;S&quot;;&quot;C&quot;))" office:value-type="string" office:string-value="C">
            <text:p>C</text:p>
          </table:table-cell>
          <table:table-cell table:style-name="ce1" table:formula="of:=IF(INT(RAND()*3)=0;&quot;R&quot;;IF(INT(RAND()*2)=0;&quot;S&quot;;&quot;C&quot;))" office:value-type="string" office:string-value="R">
            <text:p>R</text:p>
          </table:table-cell>
          <table:table-cell table:style-name="ce1" table:formula="of:=IF(INT(RAND()*3)=0;&quot;R&quot;;IF(INT(RAND()*2)=0;&quot;S&quot;;&quot;C&quot;))" office:value-type="string" office:string-value="R">
            <text:p>R</text:p>
          </table:table-cell>
          <table:table-cell table:style-name="ce1" table:formula="of:=IF(INT(RAND()*3)=0;&quot;R&quot;;IF(INT(RAND()*2)=0;&quot;S&quot;;&quot;C&quot;))" office:value-type="string" office:string-value="R">
            <text:p>R</text:p>
          </table:table-cell>
          <table:table-cell table:style-name="ce1" table:formula="of:=IF(INT(RAND()*3)=0;&quot;R&quot;;IF(INT(RAND()*2)=0;&quot;S&quot;;&quot;C&quot;))" office:value-type="string" office:string-value="C">
            <text:p>C</text:p>
          </table:table-cell>
          <table:table-cell table:style-name="ce1" table:formula="of:=IF(INT(RAND()*3)=0;&quot;R&quot;;IF(INT(RAND()*2)=0;&quot;S&quot;;&quot;C&quot;))" office:value-type="string" office:string-value="S">
            <text:p>S</text:p>
          </table:table-cell>
          <table:table-cell table:style-name="ce1" table:formula="of:=IF(INT(RAND()*3)=0;&quot;R&quot;;IF(INT(RAND()*2)=0;&quot;S&quot;;&quot;C&quot;))" office:value-type="string" office:string-value="C">
            <text:p>C</text:p>
          </table:table-cell>
          <table:table-cell table:style-name="ce1" table:formula="of:=IF(INT(RAND()*3)=0;&quot;R&quot;;IF(INT(RAND()*2)=0;&quot;S&quot;;&quot;C&quot;))" office:value-type="string" office:string-value="C">
            <text:p>C</text:p>
          </table:table-cell>
          <table:table-cell table:style-name="ce1" table:formula="of:=IF(INT(RAND()*3)=0;&quot;R&quot;;IF(INT(RAND()*2)=0;&quot;S&quot;;&quot;C&quot;))" office:value-type="string" office:string-value="C">
            <text:p>C</text:p>
          </table:table-cell>
          <table:table-cell table:style-name="ce1" table:formula="of:=IF(INT(RAND()*3)=0;&quot;R&quot;;IF(INT(RAND()*2)=0;&quot;S&quot;;&quot;C&quot;))" office:value-type="string" office:string-value="R">
            <text:p>R</text:p>
          </table:table-cell>
          <table:table-cell table:style-name="ce1" table:formula="of:=IF(INT(RAND()*3)=0;&quot;R&quot;;IF(INT(RAND()*2)=0;&quot;S&quot;;&quot;C&quot;))" office:value-type="string" office:string-value="C">
            <text:p>C</text:p>
          </table:table-cell>
          <table:table-cell table:style-name="ce1" table:formula="of:=IF(INT(RAND()*3)=0;&quot;R&quot;;IF(INT(RAND()*2)=0;&quot;S&quot;;&quot;C&quot;))" office:value-type="string" office:string-value="R">
            <text:p>R</text:p>
          </table:table-cell>
          <table:table-cell table:style-name="ce1" table:formula="of:=IF(INT(RAND()*3)=0;&quot;R&quot;;IF(INT(RAND()*2)=0;&quot;S&quot;;&quot;C&quot;))" office:value-type="string" office:string-value="C">
            <text:p>C</text:p>
          </table:table-cell>
          <table:table-cell table:style-name="ce1" table:formula="of:=IF(INT(RAND()*3)=0;&quot;R&quot;;IF(INT(RAND()*2)=0;&quot;S&quot;;&quot;C&quot;))" office:value-type="string" office:string-value="C">
            <text:p>C</text:p>
          </table:table-cell>
          <table:table-cell table:style-name="ce1" table:formula="of:=IF(INT(RAND()*3)=0;&quot;R&quot;;IF(INT(RAND()*2)=0;&quot;S&quot;;&quot;C&quot;))" office:value-type="string" office:string-value="C">
            <text:p>C</text:p>
          </table:table-cell>
          <table:table-cell table:style-name="ce1" table:formula="of:=IF(INT(RAND()*3)=0;&quot;R&quot;;IF(INT(RAND()*2)=0;&quot;S&quot;;&quot;C&quot;))" office:value-type="string" office:string-value="R">
            <text:p>R</text:p>
          </table:table-cell>
          <table:table-cell table:style-name="ce1" table:formula="of:=IF(INT(RAND()*3)=0;&quot;R&quot;;IF(INT(RAND()*2)=0;&quot;S&quot;;&quot;C&quot;))" office:value-type="string" office:string-value="R">
            <text:p>R</text:p>
          </table:table-cell>
          <table:table-cell table:style-name="ce1" table:formula="of:=IF(INT(RAND()*3)=0;&quot;R&quot;;IF(INT(RAND()*2)=0;&quot;S&quot;;&quot;C&quot;))" office:value-type="string" office:string-value="S">
            <text:p>S</text:p>
          </table:table-cell>
          <table:table-cell table:style-name="ce1" table:formula="of:=IF(INT(RAND()*3)=0;&quot;R&quot;;IF(INT(RAND()*2)=0;&quot;S&quot;;&quot;C&quot;))" office:value-type="string" office:string-value="C">
            <text:p>C</text:p>
          </table:table-cell>
          <table:table-cell table:style-name="ce1" table:formula="of:=IF(INT(RAND()*3)=0;&quot;R&quot;;IF(INT(RAND()*2)=0;&quot;S&quot;;&quot;C&quot;))" office:value-type="string" office:string-value="C">
            <text:p>C</text:p>
          </table:table-cell>
          <table:table-cell table:style-name="ce1" table:formula="of:=IF(INT(RAND()*3)=0;&quot;R&quot;;IF(INT(RAND()*2)=0;&quot;S&quot;;&quot;C&quot;))" office:value-type="string" office:string-value="S">
            <text:p>S</text:p>
          </table:table-cell>
        </table:table-row>
        <table:table-row table:style-name="ro1">
          <table:table-cell/>
          <table:table-cell table:style-name="ce1" office:value-type="string">
            <text:p>July</text:p>
          </table:table-cell>
          <table:table-cell table:style-name="ce1" table:formula="of:=IF(INT(RAND()*3)=0;&quot;R&quot;;IF(INT(RAND()*2)=0;&quot;S&quot;;&quot;C&quot;))" office:value-type="string" office:string-value="S">
            <text:p>S</text:p>
          </table:table-cell>
          <table:table-cell table:style-name="ce1" table:formula="of:=IF(INT(RAND()*3)=0;&quot;R&quot;;IF(INT(RAND()*2)=0;&quot;S&quot;;&quot;C&quot;))" office:value-type="string" office:string-value="S">
            <text:p>S</text:p>
          </table:table-cell>
          <table:table-cell table:style-name="ce1" table:formula="of:=IF(INT(RAND()*3)=0;&quot;R&quot;;IF(INT(RAND()*2)=0;&quot;S&quot;;&quot;C&quot;))" office:value-type="string" office:string-value="C">
            <text:p>C</text:p>
          </table:table-cell>
          <table:table-cell table:style-name="ce1" table:formula="of:=IF(INT(RAND()*3)=0;&quot;R&quot;;IF(INT(RAND()*2)=0;&quot;S&quot;;&quot;C&quot;))" office:value-type="string" office:string-value="C">
            <text:p>C</text:p>
          </table:table-cell>
          <table:table-cell table:style-name="ce1" table:formula="of:=IF(INT(RAND()*3)=0;&quot;R&quot;;IF(INT(RAND()*2)=0;&quot;S&quot;;&quot;C&quot;))" office:value-type="string" office:string-value="C">
            <text:p>C</text:p>
          </table:table-cell>
          <table:table-cell table:style-name="ce1" table:formula="of:=IF(INT(RAND()*3)=0;&quot;R&quot;;IF(INT(RAND()*2)=0;&quot;S&quot;;&quot;C&quot;))" office:value-type="string" office:string-value="S">
            <text:p>S</text:p>
          </table:table-cell>
          <table:table-cell table:style-name="ce1" table:formula="of:=IF(INT(RAND()*3)=0;&quot;R&quot;;IF(INT(RAND()*2)=0;&quot;S&quot;;&quot;C&quot;))" office:value-type="string" office:string-value="R">
            <text:p>R</text:p>
          </table:table-cell>
          <table:table-cell table:style-name="ce1" table:formula="of:=IF(INT(RAND()*3)=0;&quot;R&quot;;IF(INT(RAND()*2)=0;&quot;S&quot;;&quot;C&quot;))" office:value-type="string" office:string-value="C">
            <text:p>C</text:p>
          </table:table-cell>
          <table:table-cell table:style-name="ce1" table:formula="of:=IF(INT(RAND()*3)=0;&quot;R&quot;;IF(INT(RAND()*2)=0;&quot;S&quot;;&quot;C&quot;))" office:value-type="string" office:string-value="C">
            <text:p>C</text:p>
          </table:table-cell>
          <table:table-cell table:style-name="ce1" table:formula="of:=IF(INT(RAND()*3)=0;&quot;R&quot;;IF(INT(RAND()*2)=0;&quot;S&quot;;&quot;C&quot;))" office:value-type="string" office:string-value="R">
            <text:p>R</text:p>
          </table:table-cell>
          <table:table-cell table:style-name="ce1" table:formula="of:=IF(INT(RAND()*3)=0;&quot;R&quot;;IF(INT(RAND()*2)=0;&quot;S&quot;;&quot;C&quot;))" office:value-type="string" office:string-value="S">
            <text:p>S</text:p>
          </table:table-cell>
          <table:table-cell table:style-name="ce1" table:formula="of:=IF(INT(RAND()*3)=0;&quot;R&quot;;IF(INT(RAND()*2)=0;&quot;S&quot;;&quot;C&quot;))" office:value-type="string" office:string-value="R">
            <text:p>R</text:p>
          </table:table-cell>
          <table:table-cell table:style-name="ce1" table:formula="of:=IF(INT(RAND()*3)=0;&quot;R&quot;;IF(INT(RAND()*2)=0;&quot;S&quot;;&quot;C&quot;))" office:value-type="string" office:string-value="S">
            <text:p>S</text:p>
          </table:table-cell>
          <table:table-cell table:style-name="ce1" table:formula="of:=IF(INT(RAND()*3)=0;&quot;R&quot;;IF(INT(RAND()*2)=0;&quot;S&quot;;&quot;C&quot;))" office:value-type="string" office:string-value="C">
            <text:p>C</text:p>
          </table:table-cell>
          <table:table-cell table:style-name="ce1" table:formula="of:=IF(INT(RAND()*3)=0;&quot;R&quot;;IF(INT(RAND()*2)=0;&quot;S&quot;;&quot;C&quot;))" office:value-type="string" office:string-value="R">
            <text:p>R</text:p>
          </table:table-cell>
          <table:table-cell table:style-name="ce1" table:formula="of:=IF(INT(RAND()*3)=0;&quot;R&quot;;IF(INT(RAND()*2)=0;&quot;S&quot;;&quot;C&quot;))" office:value-type="string" office:string-value="C">
            <text:p>C</text:p>
          </table:table-cell>
          <table:table-cell table:style-name="ce1" table:formula="of:=IF(INT(RAND()*3)=0;&quot;R&quot;;IF(INT(RAND()*2)=0;&quot;S&quot;;&quot;C&quot;))" office:value-type="string" office:string-value="R">
            <text:p>R</text:p>
          </table:table-cell>
          <table:table-cell table:style-name="ce1" table:formula="of:=IF(INT(RAND()*3)=0;&quot;R&quot;;IF(INT(RAND()*2)=0;&quot;S&quot;;&quot;C&quot;))" office:value-type="string" office:string-value="S">
            <text:p>S</text:p>
          </table:table-cell>
          <table:table-cell table:style-name="ce1" table:formula="of:=IF(INT(RAND()*3)=0;&quot;R&quot;;IF(INT(RAND()*2)=0;&quot;S&quot;;&quot;C&quot;))" office:value-type="string" office:string-value="R">
            <text:p>R</text:p>
          </table:table-cell>
          <table:table-cell table:style-name="ce1" table:formula="of:=IF(INT(RAND()*3)=0;&quot;R&quot;;IF(INT(RAND()*2)=0;&quot;S&quot;;&quot;C&quot;))" office:value-type="string" office:string-value="C">
            <text:p>C</text:p>
          </table:table-cell>
          <table:table-cell table:style-name="ce1" table:formula="of:=IF(INT(RAND()*3)=0;&quot;R&quot;;IF(INT(RAND()*2)=0;&quot;S&quot;;&quot;C&quot;))" office:value-type="string" office:string-value="R">
            <text:p>R</text:p>
          </table:table-cell>
          <table:table-cell table:style-name="ce1" table:formula="of:=IF(INT(RAND()*3)=0;&quot;R&quot;;IF(INT(RAND()*2)=0;&quot;S&quot;;&quot;C&quot;))" office:value-type="string" office:string-value="R">
            <text:p>R</text:p>
          </table:table-cell>
          <table:table-cell table:style-name="ce1" table:formula="of:=IF(INT(RAND()*3)=0;&quot;R&quot;;IF(INT(RAND()*2)=0;&quot;S&quot;;&quot;C&quot;))" office:value-type="string" office:string-value="C">
            <text:p>C</text:p>
          </table:table-cell>
          <table:table-cell table:style-name="ce1" table:formula="of:=IF(INT(RAND()*3)=0;&quot;R&quot;;IF(INT(RAND()*2)=0;&quot;S&quot;;&quot;C&quot;))" office:value-type="string" office:string-value="R">
            <text:p>R</text:p>
          </table:table-cell>
          <table:table-cell table:style-name="ce1" table:formula="of:=IF(INT(RAND()*3)=0;&quot;R&quot;;IF(INT(RAND()*2)=0;&quot;S&quot;;&quot;C&quot;))" office:value-type="string" office:string-value="S">
            <text:p>S</text:p>
          </table:table-cell>
          <table:table-cell table:style-name="ce1" table:formula="of:=IF(INT(RAND()*3)=0;&quot;R&quot;;IF(INT(RAND()*2)=0;&quot;S&quot;;&quot;C&quot;))" office:value-type="string" office:string-value="C">
            <text:p>C</text:p>
          </table:table-cell>
          <table:table-cell table:style-name="ce1" table:formula="of:=IF(INT(RAND()*3)=0;&quot;R&quot;;IF(INT(RAND()*2)=0;&quot;S&quot;;&quot;C&quot;))" office:value-type="string" office:string-value="C">
            <text:p>C</text:p>
          </table:table-cell>
          <table:table-cell table:style-name="ce1" table:formula="of:=IF(INT(RAND()*3)=0;&quot;R&quot;;IF(INT(RAND()*2)=0;&quot;S&quot;;&quot;C&quot;))" office:value-type="string" office:string-value="C">
            <text:p>C</text:p>
          </table:table-cell>
          <table:table-cell table:style-name="ce1" table:formula="of:=IF(INT(RAND()*3)=0;&quot;R&quot;;IF(INT(RAND()*2)=0;&quot;S&quot;;&quot;C&quot;))" office:value-type="string" office:string-value="C">
            <text:p>C</text:p>
          </table:table-cell>
          <table:table-cell table:style-name="ce1" table:formula="of:=IF(INT(RAND()*3)=0;&quot;R&quot;;IF(INT(RAND()*2)=0;&quot;S&quot;;&quot;C&quot;))" office:value-type="string" office:string-value="R">
            <text:p>R</text:p>
          </table:table-cell>
        </table:table-row>
        <table:table-row table:style-name="ro1">
          <table:table-cell/>
          <table:table-cell table:style-name="ce1" office:value-type="string">
            <text:p>August</text:p>
          </table:table-cell>
          <table:table-cell table:style-name="ce1" table:formula="of:=IF(INT(RAND()*3)=0;&quot;R&quot;;IF(INT(RAND()*2)=0;&quot;S&quot;;&quot;C&quot;))" office:value-type="string" office:string-value="R">
            <text:p>R</text:p>
          </table:table-cell>
          <table:table-cell table:style-name="ce1" table:formula="of:=IF(INT(RAND()*3)=0;&quot;R&quot;;IF(INT(RAND()*2)=0;&quot;S&quot;;&quot;C&quot;))" office:value-type="string" office:string-value="C">
            <text:p>C</text:p>
          </table:table-cell>
          <table:table-cell table:style-name="ce1" table:formula="of:=IF(INT(RAND()*3)=0;&quot;R&quot;;IF(INT(RAND()*2)=0;&quot;S&quot;;&quot;C&quot;))" office:value-type="string" office:string-value="S">
            <text:p>S</text:p>
          </table:table-cell>
          <table:table-cell table:style-name="ce1" table:formula="of:=IF(INT(RAND()*3)=0;&quot;R&quot;;IF(INT(RAND()*2)=0;&quot;S&quot;;&quot;C&quot;))" office:value-type="string" office:string-value="S">
            <text:p>S</text:p>
          </table:table-cell>
          <table:table-cell table:style-name="ce1" table:formula="of:=IF(INT(RAND()*3)=0;&quot;R&quot;;IF(INT(RAND()*2)=0;&quot;S&quot;;&quot;C&quot;))" office:value-type="string" office:string-value="S">
            <text:p>S</text:p>
          </table:table-cell>
          <table:table-cell table:style-name="ce1" table:formula="of:=IF(INT(RAND()*3)=0;&quot;R&quot;;IF(INT(RAND()*2)=0;&quot;S&quot;;&quot;C&quot;))" office:value-type="string" office:string-value="S">
            <text:p>S</text:p>
          </table:table-cell>
          <table:table-cell table:style-name="ce1" table:formula="of:=IF(INT(RAND()*3)=0;&quot;R&quot;;IF(INT(RAND()*2)=0;&quot;S&quot;;&quot;C&quot;))" office:value-type="string" office:string-value="S">
            <text:p>S</text:p>
          </table:table-cell>
          <table:table-cell table:style-name="ce1" table:formula="of:=IF(INT(RAND()*3)=0;&quot;R&quot;;IF(INT(RAND()*2)=0;&quot;S&quot;;&quot;C&quot;))" office:value-type="string" office:string-value="C">
            <text:p>C</text:p>
          </table:table-cell>
          <table:table-cell table:style-name="ce1" table:formula="of:=IF(INT(RAND()*3)=0;&quot;R&quot;;IF(INT(RAND()*2)=0;&quot;S&quot;;&quot;C&quot;))" office:value-type="string" office:string-value="C">
            <text:p>C</text:p>
          </table:table-cell>
          <table:table-cell table:style-name="ce1" table:formula="of:=IF(INT(RAND()*3)=0;&quot;R&quot;;IF(INT(RAND()*2)=0;&quot;S&quot;;&quot;C&quot;))" office:value-type="string" office:string-value="C">
            <text:p>C</text:p>
          </table:table-cell>
          <table:table-cell table:style-name="ce1" table:formula="of:=IF(INT(RAND()*3)=0;&quot;R&quot;;IF(INT(RAND()*2)=0;&quot;S&quot;;&quot;C&quot;))" office:value-type="string" office:string-value="R">
            <text:p>R</text:p>
          </table:table-cell>
          <table:table-cell table:style-name="ce1" table:formula="of:=IF(INT(RAND()*3)=0;&quot;R&quot;;IF(INT(RAND()*2)=0;&quot;S&quot;;&quot;C&quot;))" office:value-type="string" office:string-value="S">
            <text:p>S</text:p>
          </table:table-cell>
          <table:table-cell table:style-name="ce1" table:formula="of:=IF(INT(RAND()*3)=0;&quot;R&quot;;IF(INT(RAND()*2)=0;&quot;S&quot;;&quot;C&quot;))" office:value-type="string" office:string-value="C">
            <text:p>C</text:p>
          </table:table-cell>
          <table:table-cell table:style-name="ce1" table:formula="of:=IF(INT(RAND()*3)=0;&quot;R&quot;;IF(INT(RAND()*2)=0;&quot;S&quot;;&quot;C&quot;))" office:value-type="string" office:string-value="R">
            <text:p>R</text:p>
          </table:table-cell>
          <table:table-cell table:style-name="ce1" table:formula="of:=IF(INT(RAND()*3)=0;&quot;R&quot;;IF(INT(RAND()*2)=0;&quot;S&quot;;&quot;C&quot;))" office:value-type="string" office:string-value="R">
            <text:p>R</text:p>
          </table:table-cell>
          <table:table-cell table:style-name="ce1" table:formula="of:=IF(INT(RAND()*3)=0;&quot;R&quot;;IF(INT(RAND()*2)=0;&quot;S&quot;;&quot;C&quot;))" office:value-type="string" office:string-value="C">
            <text:p>C</text:p>
          </table:table-cell>
          <table:table-cell table:style-name="ce1" table:formula="of:=IF(INT(RAND()*3)=0;&quot;R&quot;;IF(INT(RAND()*2)=0;&quot;S&quot;;&quot;C&quot;))" office:value-type="string" office:string-value="S">
            <text:p>S</text:p>
          </table:table-cell>
          <table:table-cell table:style-name="ce1" table:formula="of:=IF(INT(RAND()*3)=0;&quot;R&quot;;IF(INT(RAND()*2)=0;&quot;S&quot;;&quot;C&quot;))" office:value-type="string" office:string-value="C">
            <text:p>C</text:p>
          </table:table-cell>
          <table:table-cell table:style-name="ce1" table:formula="of:=IF(INT(RAND()*3)=0;&quot;R&quot;;IF(INT(RAND()*2)=0;&quot;S&quot;;&quot;C&quot;))" office:value-type="string" office:string-value="R">
            <text:p>R</text:p>
          </table:table-cell>
          <table:table-cell table:style-name="ce1" table:formula="of:=IF(INT(RAND()*3)=0;&quot;R&quot;;IF(INT(RAND()*2)=0;&quot;S&quot;;&quot;C&quot;))" office:value-type="string" office:string-value="S">
            <text:p>S</text:p>
          </table:table-cell>
          <table:table-cell table:style-name="ce1" table:formula="of:=IF(INT(RAND()*3)=0;&quot;R&quot;;IF(INT(RAND()*2)=0;&quot;S&quot;;&quot;C&quot;))" office:value-type="string" office:string-value="S">
            <text:p>S</text:p>
          </table:table-cell>
          <table:table-cell table:style-name="ce1" table:formula="of:=IF(INT(RAND()*3)=0;&quot;R&quot;;IF(INT(RAND()*2)=0;&quot;S&quot;;&quot;C&quot;))" office:value-type="string" office:string-value="S">
            <text:p>S</text:p>
          </table:table-cell>
          <table:table-cell table:style-name="ce1" table:formula="of:=IF(INT(RAND()*3)=0;&quot;R&quot;;IF(INT(RAND()*2)=0;&quot;S&quot;;&quot;C&quot;))" office:value-type="string" office:string-value="R">
            <text:p>R</text:p>
          </table:table-cell>
          <table:table-cell table:style-name="ce1" table:formula="of:=IF(INT(RAND()*3)=0;&quot;R&quot;;IF(INT(RAND()*2)=0;&quot;S&quot;;&quot;C&quot;))" office:value-type="string" office:string-value="S">
            <text:p>S</text:p>
          </table:table-cell>
          <table:table-cell table:style-name="ce1" table:formula="of:=IF(INT(RAND()*3)=0;&quot;R&quot;;IF(INT(RAND()*2)=0;&quot;S&quot;;&quot;C&quot;))" office:value-type="string" office:string-value="S">
            <text:p>S</text:p>
          </table:table-cell>
          <table:table-cell table:style-name="ce1" table:formula="of:=IF(INT(RAND()*3)=0;&quot;R&quot;;IF(INT(RAND()*2)=0;&quot;S&quot;;&quot;C&quot;))" office:value-type="string" office:string-value="C">
            <text:p>C</text:p>
          </table:table-cell>
          <table:table-cell table:style-name="ce1" table:formula="of:=IF(INT(RAND()*3)=0;&quot;R&quot;;IF(INT(RAND()*2)=0;&quot;S&quot;;&quot;C&quot;))" office:value-type="string" office:string-value="S">
            <text:p>S</text:p>
          </table:table-cell>
          <table:table-cell table:style-name="ce1" table:formula="of:=IF(INT(RAND()*3)=0;&quot;R&quot;;IF(INT(RAND()*2)=0;&quot;S&quot;;&quot;C&quot;))" office:value-type="string" office:string-value="R">
            <text:p>R</text:p>
          </table:table-cell>
          <table:table-cell table:style-name="ce1" table:formula="of:=IF(INT(RAND()*3)=0;&quot;R&quot;;IF(INT(RAND()*2)=0;&quot;S&quot;;&quot;C&quot;))" office:value-type="string" office:string-value="C">
            <text:p>C</text:p>
          </table:table-cell>
          <table:table-cell table:style-name="ce1" table:formula="of:=IF(INT(RAND()*3)=0;&quot;R&quot;;IF(INT(RAND()*2)=0;&quot;S&quot;;&quot;C&quot;))" office:value-type="string" office:string-value="S">
            <text:p>S</text:p>
          </table:table-cell>
        </table:table-row>
        <table:table-row table:style-name="ro1" table:number-rows-repeated="3">
          <table:table-cell table:number-columns-repeated="32"/>
        </table:table-row>
        <table:table-row table:style-name="ro1">
          <table:table-cell table:number-columns-repeated="10"/>
          <table:table-cell office:value-type="string">
            <text:p><text:s/></text:p>
          </table:table-cell>
          <table:table-cell table:number-columns-repeated="2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08">09/08/2021</text:date>, <text:time>13:2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1-09-08T13:11:20.45</meta:creation-date>
    <meta:generator>OpenOffice/4.1.6$Win32 OpenOffice.org_project/416m1$Build-9790</meta:generator>
    <dc:date>2021-09-08T13:20:19.03</dc:date>
    <dc:creator>Mark Lehr</dc:creator>
    <meta:document-statistic meta:table-count="3" meta:cell-count="124" meta:object-count="0"/>
  </office:meta>
</office:document-meta>
</file>